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1965in" style:contextual-spacing="false"/>
      <style:text-properties officeooo:paragraph-rsid="0012b1f7"/>
    </style:style>
    <style:style style:name="P2" style:family="paragraph" style:parent-style-name="Preformatted_20_Text">
      <style:text-properties officeooo:paragraph-rsid="0012b1f7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2b1f7"/>
    </style:style>
    <style:style style:name="P4" style:family="paragraph" style:parent-style-name="Preformatted_20_Text">
      <style:text-properties officeooo:rsid="000ff9d7" officeooo:paragraph-rsid="0012b1f7"/>
    </style:style>
    <style:style style:name="P5" style:family="paragraph" style:parent-style-name="Preformatted_20_Text">
      <style:text-properties fo:color="#c9211e" loext:opacity="100%" officeooo:paragraph-rsid="0012b1f7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6aa56"/>
    </style:style>
    <style:style style:name="P7" style:family="paragraph" style:parent-style-name="Standard">
      <style:text-properties officeooo:paragraph-rsid="0012b1f7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.1965in" style:contextual-spacing="false"/>
      <style:text-properties officeooo:paragraph-rsid="0012b1f7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>
      <style:text-properties style:font-name="Liberation Serif" officeooo:paragraph-rsid="0014b42b"/>
    </style:style>
    <style:style style:name="T1" style:family="text">
      <style:text-properties officeooo:rsid="0012b1f7"/>
    </style:style>
    <style:style style:name="T2" style:family="text">
      <style:text-properties officeooo:rsid="00118d69"/>
    </style:style>
    <style:style style:name="T3" style:family="text">
      <style:text-properties fo:color="#c9211e" loext:opacity="100%"/>
    </style:style>
    <style:style style:name="T4" style:family="text">
      <style:text-properties fo:color="#ff9900" loext:opacity="100%"/>
    </style:style>
    <style:style style:name="T5" style:family="text">
      <style:text-properties fo:color="#99cc00" loext:opacity="100%"/>
    </style:style>
    <style:style style:name="T6" style:family="text">
      <style:text-properties fo:color="#993366" loext:opacity="100%"/>
    </style:style>
    <style:style style:name="T7" style:family="text">
      <style:text-properties fo:color="#3366ff" loext:opacity="100%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4b42b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aa5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s</text:span></text:span><text:span text:style-name="Source_20_Text">udo apt install qemu-kvm qemu</text:span></text:p>
      <text:p text:style-name="Standard"><text:span text:style-name="Source_20_Text"/></text:p>
      <text:p text:style-name="P7"><text:span text:style-name="Source_20_Text"><text:span text:style-name="T1">или</text:span></text:span></text:p>
      <text:p text:style-name="P7"><text:span text:style-name="Source_20_Text"/></text:p>
      <text:p text:style-name="P4">wget https://download.qemu.org/qemu-9.0.0.tar.xz</text:p>
      <text:p text:style-name="P4">tar xvJf qemu-9.0.0.tar.xz</text:p>
      <text:p text:style-name="P2">cd qemu-9.0.0</text:p>
      <text:p text:style-name="P2"/>
      <text:p text:style-name="P5">sudo apt install pip <text:span text:style-name="Source_20_Text">python3-sphinx ninja-build flex </text:span><text:span text:style-name="Source_20_Text"><text:span text:style-name="T2">bison</text:span></text:span></text:p>
      <text:p text:style-name="P3"><text:span text:style-name="Source_20_Text"><text:span text:style-name="T3">pip install sphinx-rtd-theme</text:span></text:span></text:p>
      <text:p text:style-name="P2">./configure</text:p>
      <text:p text:style-name="P3"><text:span text:style-name="Source_20_Text">make -</text:span><text:span text:style-name="Source_20_Text"><text:span text:style-name="T2">j10</text:span></text:span></text:p>
      <text:p text:style-name="P10"><text:span text:style-name="Source_20_Text">Эмулятор qemu создает много команд, но их можно разделить на группы:</text:span></text:p>
      <text:list xml:id="list3551457169" text:style-name="L1">
        <text:list-item>
          <text:p text:style-name="P9"><text:span text:style-name="Strong_20_Emphasis">qemu-архитектура</text:span> - эмуляция окружения пользователя для указанной архитектуры; </text:p>
        </text:list-item>
        <text:list-item>
          <text:p text:style-name="P9"><text:span text:style-name="Strong_20_Emphasis">qemu-system-архитектура</text:span> - эмуляция полной системы для архитектуры; </text:p>
        </text:list-item>
        <text:list-item>
          <text:p text:style-name="P9"><text:span text:style-name="Strong_20_Emphasis">qemu-img</text:span> - утилита для работы с дисками; </text:p>
        </text:list-item>
        <text:list-item>
          <text:p text:style-name="P9"><text:span text:style-name="Strong_20_Emphasis">qemu-io</text:span> - утилита для работы с вводом/выводом на диск; </text:p>
        </text:list-item>
        <text:list-item>
          <text:p text:style-name="P9"><text:span text:style-name="Strong_20_Emphasis">qemu-user</text:span> - оболочка для qemu-архитектура, позволяет запускать программы других архитектур в этой системе; </text:p>
        </text:list-item>
        <text:list-item>
          <text:p text:style-name="P8"><text:span text:style-name="Strong_20_Emphasis">qemu-system</text:span> - оболочка для qemu-system-архитектура, позволяет полностью эмулировать систему нужной архитектуры. </text:p>
        </text:list-item>
      </text:list>
      <text:h text:style-name="P1" text:outline-level="3"><text:bookmark text:name="toc-1-ispolzovanie-qemu-system"/><text:span text:style-name="Source_20_Text">1. Использование qemu-system</text:span></text:h>
      <text:p text:style-name="Text_20_body">Чтобы вы понимали что и откуда берется для начала рассмотрим опции утилиты qemu-system. Синтаксис команды такой:</text:p>
      <text:p text:style-name="Text_20_body"><text:span text:style-name="Strong_20_Emphasis"><text:span text:style-name="T4">$ qemu-system</text:span></text:span><text:span text:style-name="Strong_20_Emphasis"> </text:span><text:span text:style-name="Strong_20_Emphasis"><text:span text:style-name="T5">параметры</text:span></text:span></text:p>
      <text:p text:style-name="Text_20_body">Куда сложнее здесь синтаксис каждого из параметров:</text:p>
      <text:p text:style-name="Text_20_body"><text:span text:style-name="Strong_20_Emphasis"><text:span text:style-name="T4">-имя_параметра</text:span></text:span><text:span text:style-name="Strong_20_Emphasis"> </text:span><text:span text:style-name="Strong_20_Emphasis"><text:span text:style-name="T5">имя_опции</text:span></text:span><text:span text:style-name="Strong_20_Emphasis"><text:span text:style-name="T6">=</text:span></text:span><text:span text:style-name="Strong_20_Emphasis"><text:span text:style-name="T7">значение</text:span></text:span><text:span text:style-name="Strong_20_Emphasis"><text:span text:style-name="T6">:</text:span></text:span><text:span text:style-name="Strong_20_Emphasis"><text:span text:style-name="T7">значение2</text:span></text:span></text:p>
      <text:p text:style-name="Text_20_body">Мы рассмотрим только основные параметры, и их опции, которые нам понадобятся:</text:p>
      <text:list xml:id="list2919625416" text:style-name="L2">
        <text:list-item>
          <text:p text:style-name="P12"><text:span text:style-name="Strong_20_Emphasis">-machine</text:span> указывает тип компьютера, который вы собрались эмулировать, можно выбрать ubuntu, pc, pc-q35 и другие варианты, смотрите подробнее командой -machine help; </text:p>
        </text:list-item>
        <text:list-item>
          <text:p text:style-name="P12"><text:span text:style-name="Strong_20_Emphasis">-cpu</text:span> - тип процессора, можно передать непосредственно тип процессора, а также дополнительные флаги; </text:p>
        </text:list-item>
        <text:list-item>
          <text:p text:style-name="P12"><text:span text:style-name="Strong_20_Emphasis">-smp</text:span> - включает симуляцию мультипроцессорной архитектуры; </text:p>
        </text:list-item>
        <text:list-item>
          <text:p text:style-name="P12"><text:span text:style-name="Strong_20_Emphasis">-boot</text:span> - позволяет настроить порядок загрузки устройств, a,b - дискета, с - первый жесткий диск, d - CDROM, n-p - загрузка через сеть, по умолчанию виртуальная машина загружается из жесткого диска; </text:p>
        </text:list-item>
        <text:list-item>
          <text:p text:style-name="P12"><text:span text:style-name="Strong_20_Emphasis">-m</text:span> - указывает количество оперативной памяти, доступной машине; </text:p>
        </text:list-item>
        <text:list-item>
          <text:p text:style-name="P12"><text:span text:style-name="Strong_20_Emphasis">-k</text:span> - раскладка клавиатуры по умолчанию; </text:p>
        </text:list-item>
        <text:list-item>
          <text:p text:style-name="P12"><text:span text:style-name="Strong_20_Emphasis">-soundhw</text:span> - подключить звуковую карту к системе; </text:p>
        </text:list-item>
        <text:list-item>
          <text:p text:style-name="P12"><text:span text:style-name="Strong_20_Emphasis">-device</text:span> - подключить указанное устройство к машине, нужно указать драйвер и его опции; </text:p>
        </text:list-item>
        <text:list-item>
          <text:p text:style-name="P12"><text:span text:style-name="Strong_20_Emphasis">-name</text:span> - имя гостевой системы, будет отображаться в верху окна; </text:p>
        </text:list-item>
        <text:list-item>
          <text:p text:style-name="P12"><text:span text:style-name="Strong_20_Emphasis">-uuid</text:span> - установить UUID для системы; </text:p>
        </text:list-item>
        <text:list-item>
          <text:p text:style-name="P12"><text:span text:style-name="Strong_20_Emphasis">-fda, fdb</text:span> - подключить дискету из файла; </text:p>
        </text:list-item>
        <text:list-item>
          <text:p text:style-name="P12"><text:span text:style-name="Strong_20_Emphasis">-hda, hdb</text:span> - подключить жесткий диск из файла; </text:p>
        </text:list-item>
        <text:list-item>
          <text:p text:style-name="P12"><text:span text:style-name="Strong_20_Emphasis">-cdrom</text:span> - подключить оптический диск; </text:p>
        </text:list-item>
        <text:list-item>
          <text:p text:style-name="P12"><text:span text:style-name="Strong_20_Emphasis">-usb</text:span> - включить поддержку USB; </text:p>
        </text:list-item>
        <text:list-item>
          <text:p text:style-name="P12"><text:span text:style-name="Strong_20_Emphasis">-usbdevice</text:span> - подключить USB устройство; </text:p>
        </text:list-item>
        <text:list-item>
          <text:p text:style-name="P12"><text:span text:style-name="Strong_20_Emphasis">-display</text:span> - выбрать тип отображения, доступно sdl, curses, gtk, none, vga и другие; </text:p>
        </text:list-item>
        <text:list-item>
          <text:p text:style-name="P12"><text:span text:style-name="Strong_20_Emphasis">-full-screen</text:span> - запустить в полный экран; </text:p>
        </text:list-item>
        <text:list-item>
          <text:p text:style-name="P12"><text:soft-page-break/><text:span text:style-name="Strong_20_Emphasis">-no-acpi</text:span> - отключить поддержку ACPI; </text:p>
        </text:list-item>
        <text:list-item>
          <text:p text:style-name="P12"><text:span text:style-name="Strong_20_Emphasis">-net</text:span> - создать сетевой интерфейс; </text:p>
        </text:list-item>
        <text:list-item>
          <text:p text:style-name="P12"><text:span text:style-name="Strong_20_Emphasis">-realtime</text:span> включить режим реального времени, опции mclock нужно передать значение on; </text:p>
        </text:list-item>
        <text:list-item>
          <text:p text:style-name="P12"><text:span text:style-name="Strong_20_Emphasis">-gdb</text:span> - ожидать подключения отладчика gdb; </text:p>
        </text:list-item>
        <text:list-item>
          <text:p text:style-name="P12"><text:span text:style-name="Strong_20_Emphasis">-enable-kvm</text:span> - включить поддержку kvm; </text:p>
        </text:list-item>
        <text:list-item>
          <text:p text:style-name="P12"><text:span text:style-name="Strong_20_Emphasis">-loadvm</text:span> - загрузить сохраненное состояние; </text:p>
        </text:list-item>
        <text:list-item>
          <text:p text:style-name="P12"><text:span text:style-name="Strong_20_Emphasis">-daemonize</text:span> - сделать процесс фоновым; </text:p>
        </text:list-item>
        <text:list-item>
          <text:p text:style-name="P12"><text:span text:style-name="Strong_20_Emphasis">-snapshot</text:span> - записывать изменения не в файл жесткого диска, а в отдельные файлы; </text:p>
        </text:list-item>
        <text:list-item>
          <text:p text:style-name="P12"><text:span text:style-name="Strong_20_Emphasis">-nographic</text:span> - отключить графический вывод. </text:p>
        </text:list-item>
        <text:list-item>
          <text:p text:style-name="P12"><text:span text:style-name="Strong_20_Emphasis">-kernel</text:span> - использовать указанный образ ядра linux. </text:p>
        </text:list-item>
        <text:list-item>
          <text:p text:style-name="P12"><text:span text:style-name="Strong_20_Emphasis">-append</text:span> - командная строка для ядра; </text:p>
        </text:list-item>
        <text:list-item>
          <text:p text:style-name="P11"><text:span text:style-name="Strong_20_Emphasis">-initrd</text:span> - файл initrd для загрузки Linux. </text:p>
        </text:list-item>
      </text:list>
      <text:p text:style-name="P10"><text:span text:style-name="Source_20_Text"><text:span text:style-name="T8">Мы рассмотрели опции для qemu-system-x86-64, для других архитектур, они могут немного отличаться. А теперь разберем несколько простых примеров как использовать qemu, как создать машину qemu и настроить ее.</text:span></text:span></text:p>
      <text:p text:style-name="P13">Сначала нужно создать жесткий диск для установки. Вы можете использовать реальные жесткие диски, но работать с образами намного удобнее. </text:p>
      <text:p text:style-name="P13">Можно просто создать пустой файл, заполненный нулями, а затем форматировать его в нужную файловую систему во время установки, но также </text:p>
      <text:p text:style-name="P13">можно создать файл формата qcow2, этот формат используется по умолчанию в qemu. Воспользуемся командой qemu-img:</text:p>
      <text:p text:style-name="Text_20_body"><text:span text:style-name="Source_20_Text"><text:span text:style-name="T9">qemu-img create -f qcow2 ubuntu.qcow </text:span></text:span><text:span text:style-name="Source_20_Text"><text:span text:style-name="T10">100</text:span></text:span><text:span text:style-name="Source_20_Text"><text:span text:style-name="T9">G</text:span></text:span></text:p>
      <text:p text:style-name="P6"><text:span text:style-name="Source_20_Text">Опция -f указывает формат нового файла. Теперь мы можем непосредственно перейти к запуску qemu-system. </text:span></text:p>
      <text:p text:style-name="P6"><text:span text:style-name="Source_20_Text">Вот так будет выглядеть самая простая команда запуска системы:</text:span></text:p>
      <text:p text:style-name="P6"><text:span text:style-name="Source_20_Text"><text:span text:style-name="T11">qemu-system-x86_64 -hda ubuntu.qcow -boot d -cdrom /home/user/Desktop/ubuntu-18.04.6-desktop-amd64.iso -m </text:span></text:span><text:span text:style-name="Source_20_Text"><text:span text:style-name="T12">16000 -enable-kvm -soundhw ac97-vga qxl</text:span></text:span></text:p>
      <text:p text:style-name="P3"><text:span text:style-name="Source_20_Text">qemu-img create -f qcow2 image.qcow2 32G</text:span></text:p>
      <text:p text:style-name="P3"><text:span text:style-name="Source_20_Text">qemu-system-x86_64 -enable-kvm -cpu host -hda image.qcow2 -drive file=ubuntu-18.04.6-desktop-amd64.iso,media=cdrom -boot d -smp 4 -m 4G -display gtk -vga std -device virtio-net,netdev=vmnic -netdev user,id=vmnic</text:span></text:p>
      <text:p text:style-name="P3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33:16.740685970</meta:creation-date>
    <dc:date>2024-06-06T14:29:39.468749317</dc:date>
    <meta:editing-duration>PT35M4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572" meta:character-count="4060" meta:non-whitespace-character-count="3546"/>
  </office:meta>
</office:document-meta>
</file>